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Caption">
      <style:text-properties officeooo:paragraph-rsid="001704e8"/>
    </style:style>
    <style:style style:name="P6" style:family="paragraph" style:parent-style-name="Table_20_Contents">
      <style:text-properties officeooo:rsid="001d48dd" officeooo:paragraph-rsid="001d48dd"/>
    </style:style>
    <style:style style:name="P7" style:family="paragraph" style:parent-style-name="Table_20_Contents">
      <style:text-properties officeooo:rsid="001704e8" officeooo:paragraph-rsid="001704e8"/>
    </style:style>
    <style:style style:name="P8" style:family="paragraph" style:parent-style-name="Azione_20_sistema">
      <style:text-properties officeooo:paragraph-rsid="001704e8"/>
    </style:style>
    <style:style style:name="P9" style:family="paragraph" style:parent-style-name="Azione_20_sistema">
      <style:text-properties officeooo:paragraph-rsid="001eb53e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fo:font-variant="normal" fo:text-transform="none" fo:color="#222222" style:font-name="arial" fo:font-size="9.75pt" fo:letter-spacing="normal" fo:font-style="normal" fo:font-weight="normal" officeooo:rsid="001704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Fallimento hardwar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5">Un componente hardware risulta danneggiato o mal connesso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698220" text:style-name="Numerazione_20_UC">
              <text:list-header>
                <text:p text:style-name="Azione_20_attore"/>
              </text:list-header>
              <text:list-item>
                <text:p text:style-name="P8"><text:span text:style-name="T1"><text:s/>Il sistema </text:span><text:span text:style-name="T3">mostra </text:span><text:span text:style-name="T5">una schermata dove indica che l'hardware del server è danneggiato contattare l'amministratore del sistema per eseguire un controll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/>
          </table:table-cell>
        </table:table-row>
      </table:table>
      <text:p text:style-name="P5"><text:span text:style-name="T1">UC_A_5</text:span><text:span text:style-name="T5">9</text:span><text:span text:style-name="T4"> </text:span><text:span text:style-name="T5">una componente hardware potrebbe essere danneggiat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4</meta:editing-cycles>
    <meta:generator>LibreOffice/3.6$Windows_x86 LibreOffice_project/da8c1e6-fd468f4-454e206-f42a4a9-143cfd</meta:generator>
    <dc:date>2012-11-04T11:02:32.20</dc:date>
    <meta:document-statistic meta:table-count="1" meta:image-count="0" meta:object-count="0" meta:page-count="1" meta:paragraph-count="16" meta:word-count="66" meta:character-count="475" meta:non-whitespace-character-count="425"/>
  </office:meta>
</office:document-meta>
</file>